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background-color="#FFFF00"/>
    </style:style>
    <style:style style:name="T3" style:parent-style-name="Absatz-Standardschriftart" style:family="text">
      <style:text-properties fo:background-color="#7CFC00"/>
    </style:style>
    <style:style style:name="T4" style:parent-style-name="Absatz-Standardschriftart" style:family="text">
      <style:text-properties fo:background-color="#00FFFF"/>
    </style:style>
    <style:style style:name="T5" style:parent-style-name="Absatz-Standardschriftart" style:family="text">
      <style:text-properties fo:background-color="#FF69B4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background-color="#00FFFF"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background-color="#FF69B4" fo:language="en" fo:country="US"/>
    </style:style>
    <style:style style:name="T17" style:parent-style-name="Absatz-Standardschriftart" style:family="text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background-color="#00FFFF"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background-color="#FF69B4" fo:language="en" fo:country="US"/>
    </style:style>
    <style:style style:name="T24" style:parent-style-name="Absatz-Standardschriftart" style:family="text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background-color="#FFFF00" fo:language="en" fo:country="US"/>
    </style:style>
    <style:style style:name="T32" style:parent-style-name="Absatz-Standardschriftart" style:family="text">
      <style:text-properties fo:background-color="#7CFC00" fo:language="en" fo:country="US"/>
    </style:style>
    <style:style style:name="T33" style:parent-style-name="Absatz-Standardschriftart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T36" style:parent-style-name="Absatz-Standardschriftart" style:family="text">
      <style:text-properties fo:language="en" fo:country="US"/>
    </style:style>
    <style:style style:name="T37" style:parent-style-name="Absatz-Standardschriftart" style:family="text">
      <style:text-properties fo:background-color="#FFFF00" fo:language="en" fo:country="US"/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background-color="#7CFC00" fo:language="en" fo:country="US"/>
    </style:style>
    <style:style style:name="T40" style:parent-style-name="Absatz-Standardschriftart" style:family="text">
      <style:text-properties fo:background-color="#7CFC00" fo:language="en" fo:country="US"/>
    </style:style>
    <style:style style:name="T41" style:parent-style-name="Absatz-Standardschriftart" style:family="text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color="#0000FF"/>
    </style:style>
    <style:style style:name="T46" style:parent-style-name="Absatz-Standardschriftart" style:family="text">
      <style:text-properties fo:color="#0000FF"/>
    </style:style>
    <style:style style:name="T47" style:parent-style-name="Absatz-Standardschriftart" style:family="text">
      <style:text-properties fo:color="#0000FF"/>
    </style:style>
    <style:style style:name="T48" style:parent-style-name="Absatz-Standardschriftart" style:family="text">
      <style:text-properties fo:color="#0000FF"/>
    </style:style>
    <style:style style:name="P49" style:parent-style-name="Standard" style:family="paragraph">
      <style:text-properties fo:color="#0000FF"/>
    </style:style>
    <style:style style:name="P50" style:parent-style-name="Standard" style:list-style-name="LFO1" style:family="paragraph">
      <style:text-properties fo:color="#0000FF"/>
    </style:style>
    <style:style style:name="P51" style:parent-style-name="Standard" style:family="paragraph">
      <style:text-properties fo:color="#0000FF"/>
    </style:style>
    <style:style style:name="P52" style:parent-style-name="Standard" style:list-style-name="LFO2" style:family="paragraph">
      <style:text-properties fo:color="#0000FF"/>
    </style:style>
    <style:style style:name="P53" style:parent-style-name="Standard" style:list-style-name="LFO2" style:family="paragraph"/>
    <style:style style:name="T54" style:parent-style-name="Absatz-Standardschriftart" style:family="text">
      <style:text-properties fo:color="#0000FF"/>
    </style:style>
    <style:style style:name="T55" style:parent-style-name="Absatz-Standardschriftart" style:family="text">
      <style:text-properties fo:color="#0000FF"/>
    </style:style>
    <style:style style:name="P56" style:parent-style-name="Standard" style:list-style-name="LFO3" style:family="paragraph"/>
    <style:style style:name="P57" style:parent-style-name="Standard" style:list-style-name="LFO3" style:family="paragraph"/>
    <style:style style:name="P58" style:parent-style-name="Standard" style:list-style-name="LFO3" style:family="paragraph"/>
    <style:style style:name="P59" style:parent-style-name="Standard" style:list-style-name="LFO4" style:family="paragraph"/>
    <style:style style:name="P60" style:parent-style-name="Standard" style:list-style-name="LFO4" style:family="paragraph"/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Absatz-Standardschriftart" style:family="text">
      <style:text-properties fo:language="en" fo:country="US"/>
    </style:style>
    <style:style style:name="P65" style:parent-style-name="Standard" style:list-style-name="LFO5" style:family="paragraph"/>
    <style:style style:name="P66" style:parent-style-name="Standard" style:list-style-name="LFO5" style:family="paragraph"/>
    <style:style style:name="P67" style:parent-style-name="Standard" style:list-style-name="LFO6" style:family="paragraph"/>
  </office:automatic-styles>
  <office:body>
    <office:text text:use-soft-page-breaks="true">
      <text:p text:style-name="P1">Nachdenkzettel Logging</text:p>
      <text:p text:style-name="Standard"/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><text:s text:c="36"/></text:p>
      <text:p text:style-name="Standard">1. Kennzeichnen Sie in der Config die<text:s/>Stellen wo über das</text:p>
      <text:p text:style-name="Standard">-<text:s/><text:span text:style-name="T2">was geloggt wird</text:span></text:p>
      <text:p text:style-name="Standard">-<text:s/><text:span text:style-name="T3">wieviel geloggt wird</text:span></text:p>
      <text:p text:style-name="Standard">-<text:s/><text:span text:style-name="T4">wo geloggt wird</text:span></text:p>
      <text:p text:style-name="Standard">-<text:s/><text:span text:style-name="T5">wie geloggt wird</text:span></text:p>
      <text:p text:style-name="P6">entschieden wird</text:p>
      <text:p text:style-name="P7"/>
      <text:p text:style-name="P8"/>
      <text:p text:style-name="P9"/>
      <text:p text:style-name="P10">&lt;Configuration&gt;</text:p>
      <text:p text:style-name="P11"><text:s text:c="4"/>&lt;Appenders&gt;</text:p>
      <text:p text:style-name="Standard"><text:span text:style-name="T12"><text:s text:c="8"/>&lt;File name="A1"<text:s/></text:span><text:span text:style-name="T13">fileName="A1.log"</text:span><text:span text:style-name="T14"><text:s/>append="false"&gt;</text:span></text:p>
      <text:p text:style-name="Standard"><text:span text:style-name="T15"><text:s text:c="12"/>&lt;PatternLayout<text:s/></text:span><text:span text:style-name="T16">pattern="%t %-5p %c{2} - %m%n"</text:span><text:span text:style-name="T17">/&gt;</text:span></text:p>
      <text:p text:style-name="P18"><text:s text:c="8"/>&lt;/File&gt;</text:p>
      <text:p text:style-name="Standard"><text:span text:style-name="T19"><text:s text:c="8"/>&lt;Console name="STDOUT"<text:s/></text:span><text:span text:style-name="T20">target="SYSTEM_OUT"</text:span><text:span text:style-name="T21">&gt;</text:span></text:p>
      <text:p text:style-name="Standard"><text:span text:style-name="T22"><text:s text:c="12"/>&lt;PatternLayout<text:s/></text:span><text:span text:style-name="T23">pattern="%d %-5p [%t] %C{2} (%F:%L) - %m%n"</text:span><text:span text:style-name="T24">/&gt;</text:span></text:p>
      <text:p text:style-name="P25"><text:s text:c="8"/>&lt;/Console&gt;</text:p>
      <text:p text:style-name="P26"><text:s text:c="4"/>&lt;/Appenders&gt;</text:p>
      <text:p text:style-name="P27"><text:s text:c="2"/><text:s text:c="2"/>&lt;Loggers&gt;</text:p>
      <text:p text:style-name="P28"/>
      <text:p text:style-name="P29"><text:s text:c="8"/>&lt;!-- You my want to define class or package level per-logger rules --&gt;</text:p>
      <text:p text:style-name="Standard"><text:span text:style-name="T30"><text:s text:c="8"/>&lt;Logger name=</text:span><text:span text:style-name="T31">"se2examples.core.businessLogic.VehicleManager"<text:s/></text:span><text:span text:style-name="T32">level="debug"</text:span><text:span text:style-name="T33">&gt;</text:span></text:p>
      <text:p text:style-name="P34"><text:s text:c="12"/>&lt;AppenderRef ref="A1"/&gt;</text:p>
      <text:p text:style-name="P35"><text:s text:c="8"/>&lt;/Logger&gt;</text:p>
      <text:p text:style-name="Standard"><text:span text:style-name="T36"><text:s text:c="8"/>&lt;</text:span><text:span text:style-name="T37">Root</text:span><text:span text:style-name="T38"><text:s/></text:span><text:span text:style-name="T39">level="debug</text:span><text:span text:style-name="T40">"</text:span><text:span text:style-name="T41">&gt;</text:span></text:p>
      <text:p text:style-name="P42"><text:s text:c="12"/>&lt;AppenderRef ref="STDOUT"/&gt;</text:p>
      <text:p text:style-name="P43"><text:s text:c="8"/>&lt;/Root&gt;</text:p>
      <text:p text:style-name="P44"><text:s text:c="4"/>&lt;/Loggers&gt;</text:p>
      <text:p text:style-name="Standard">&lt;/Configuration&gt;</text:p>
      <text:p text:style-name="Standard"/>
      <text:p text:style-name="Standard">1.2 Wie würde man erreichen, dass für alle Klassen innerhalb eines Packages ein spezieller Loglevel gelten würde? Könnte man auch alle Klassen eines<text:s/>Packages in ein anderes File loggen?</text:p>
      <text:p text:style-name="Standard"/>
      <text:p text:style-name="Standard"/>
      <text:p text:style-name="P45">Man muss einen neuen Logger definieren, dessen Name dem des Packages entspricht.</text:p>
      <text:p text:style-name="Standard"/>
      <text:p text:style-name="Standard"/>
      <text:p text:style-name="Standard">2. Geben Sie je ein Beispiel wann Sie den loglevel</text:p>
      <text:p text:style-name="Standard">- error<text:tab/><text:tab/><text:tab/><text:span text:style-name="T46">→ Eine Datei kann nicht gelesen werden, weil sie nicht existiert</text:span></text:p>
      <text:p text:style-name="Standard">- info<text:tab/><text:tab/><text:tab/><text:span text:style-name="T47">→ Eine Datei wurde erfolgreich eingelesen</text:span></text:p>
      <text:p text:style-name="Standard">- debug<text:tab/><text:tab/><text:span text:style-name="T48">→ Die Zeit, die für das Verarbeiten der Datei benötigt wurde</text:span></text:p>
      <text:p text:style-name="Standard">verwenden</text:p>
      <text:p text:style-name="Standard"/>
      <text:p text:style-name="Standard"/>
      <text:p text:style-name="Standard"/>
      <text:p text:style-name="Standard"/>
      <text:p text:style-name="Standard">3. Sie verwenden einen FileAppender für das Logging. Jetzt<text:s text:c="26"/></text:p>
      <text:p text:style-name="Standard">soll Ihre Application im Datacenter laufen. Was machen Sie mit dem FileAppender?</text:p>
      <text:p text:style-name="Standard"/>
      <text:p text:style-name="Standard"/>
      <text:p text:style-name="Standard"><text:s text:c="11"/></text:p>
      <text:p text:style-name="P49"><text:s/>Anderen Appender benutzen, welchen genau kommt jedoch auf den Anwendungszweck an. <text:s/></text:p>
      <text:list text:style-name="LFO1" text:continue-numbering="true">
        <text:list-item>
          <text:p text:style-name="P50">Will man seinen FileAppender weiterbenutzen, dann<text:s/>nutzt man einen RollingFileAppender (+ einem Service für Log Rotation)</text:p>
        </text:list-item>
      </text:list>
      <text:p text:style-name="P51"><text:s text:c="45"/></text:p>
      <text:p text:style-name="Standard"/>
      <text:p text:style-name="Standard">4. Macht logging Ihre Application langsamer? Was passiert wenn Sie log.debug(„foobar“); aufrufen? Wie sollte sich das Logging Subsystem verhalten?</text:p>
      <text:p text:style-name="Standard"/>
      <text:p text:style-name="Standard"><text:s text:c="7"/></text:p>
      <text:p text:style-name="Standard"/>
      <text:list text:style-name="LFO2" text:continue-numbering="true">
        <text:list-item>
          <text:p text:style-name="P52">Logging macht einen sehr geringen Performance-Unterschied, außerdem überwiegen die Vorteile von Logging bei weitem <text:s/>und gleichen den Performance-Impact aus <text:s text:c="3"/>. <text:s/></text:p>
        </text:list-item>
        <text:list-item>
          <text:p text:style-name="P53"><text:span text:style-name="T54">Wenn das richtige log level eingestellt ist (so, dass „debug“ etwas bewir</text:span><text:span text:style-name="T55">kt), dann wird der FileAppender benutzt, um die log-Nachricht zu writen. <text:s/></text:span><text:s text:c="3"/></text:p>
        </text:list-item>
      </text:list>
      <text:p text:style-name="Standard"/>
      <text:p text:style-name="Standard"/>
      <text:p text:style-name="Standard"/>
      <text:p text:style-name="Standard"/>
      <text:p text:style-name="Standard">5. Ein Request an Ihre Application durchläuft einen Proxy Server, dann einen Web Server, dann einen Application Server und dann die Datenbank. Auf jedem Server loggen Sie die<text:s/>Requests. Welches Problem tritt auf?</text:p>
      <text:p text:style-name="Standard"/>
      <text:p text:style-name="Standard"/>
      <text:p text:style-name="Standard"/>
      <text:p text:style-name="Standard">Man braucht nicht den ganzen Request loggen, da dieser für die Applikationen weiter hinten in der Kette<text:s/>unwichtige Infos enthält. Man filtert also schon die relevanten Infos beim Webserver heraus, um nur die DB-Aktionen an die Datenbank weiterzuleiten.</text:p>
      <text:p text:style-name="Standard"/>
      <text:p text:style-name="Standard">6. Was sollten Sie pro Komponente/Tier loggen?</text:p>
      <text:p text:style-name="Standard"/>
      <text:p text:style-name="Standard"/>
      <text:p text:style-name="Standard"><text:s text:c="2"/></text:p>
      <text:p text:style-name="Standard"><text:s text:c="3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bServer:</text:p>
      <text:list text:style-name="LFO3" text:continue-numbering="true">
        <text:list-item>
          <text:p text:style-name="P56">Requests</text:p>
        </text:list-item>
        <text:list-item>
          <text:p text:style-name="P57">Wie die Infos verarbeitet wurden</text:p>
        </text:list-item>
        <text:list-item>
          <text:p text:style-name="P58">Was wie an den App Server weitergeleitet wurde</text:p>
        </text:list-item>
      </text:list>
      <text:p text:style-name="Standard">AppServer:</text:p>
      <text:list text:style-name="LFO4" text:continue-numbering="true">
        <text:list-item>
          <text:p text:style-name="P59">Welche Infos vom WebServer kamen</text:p>
        </text:list-item>
        <text:list-item>
          <text:p text:style-name="P60">Wie die Infos<text:s/>weiterverarbeitet wurden</text:p>
        </text:list-item>
      </text:list>
      <text:p text:style-name="Standard"/>
      <text:p text:style-name="Standard"/>
      <text:p text:style-name="Standard">7. Aus Geschwindigkeitsgründen halten Sie teure DB-Connections auf Vorrat in einem Pool. Jeder Request vom Client braucht dann eine Connection. Der Pool hat die Methoden:</text:p>
      <text:p text:style-name="P61">DB Connection con = ConnectionPool.getConnection();</text:p>
      <text:p text:style-name="P62">ConnectionPool.freeConnection( DBConnection dbCon);</text:p>
      <text:p text:style-name="P63"/>
      <text:p text:style-name="Standard"><text:span text:style-name="T64">Was loggen Sie in Ihrem App Server?<text:s/></text:span>Oder anders gefragt: Was wollen Sie beim Umgang mit dem Pool <text:s/>als Software-ArchitektIn wissen?</text:p>
      <text:p text:style-name="Standard"/>
      <text:list text:style-name="LFO5" text:continue-numbering="true">
        <text:list-item>
          <text:p text:style-name="P65">Alles, was mit der Verbindung zur Datenbank zu tun hat</text:p>
        </text:list-item>
        <text:list-item>
          <text:p text:style-name="P66">Welche<text:s/>Verbindung wann zustande kam und wann wieder freigemacht wurde</text:p>
        </text:list-item>
      </text:list>
      <text:p text:style-name="Standard"/>
      <text:p text:style-name="Standard">8. Sie fügen log-statements in die Login-Klasse ein. Was müssen Sie unbedingt beachten???</text:p>
      <text:p text:style-name="Standard">Tipp: <text:s/>Denken Sie über Userverhalten nach. Und über Mitarbeiter….</text:p>
      <text:p text:style-name="Standard"/>
      <text:list text:style-name="LFO6" text:continue-numbering="true">
        <text:list-item>
          <text:p text:style-name="P67">Keine<text:s/>User-Credentials in Logs! Jeder mit Log-Zugriff hat diese sonst in Plain-Text vorliege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 </meta:initial-creator>
    <dc:creator>Maurice Dolibois</dc:creator>
    <meta:creation-date>2014-10-22T17:30:00Z</meta:creation-date>
    <dc:date>2022-07-01T20:45:00Z</dc:date>
    <meta:print-date>2019-10-24T11:42:00Z</meta:print-date>
    <meta:template xlink:href="Normal.dotm" xlink:type="simple"/>
    <meta:editing-cycles>42</meta:editing-cycles>
    <meta:editing-duration>PT0S</meta:editing-duration>
    <meta:document-statistic meta:page-count="3" meta:paragraph-count="7" meta:word-count="548" meta:character-count="3997" meta:row-count="28" meta:non-whitespace-character-count="3456"/>
  </office:meta>
</office:document-meta>
</file>